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9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sito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0:40:49.894619783</meta:creation-date>
    <dc:date>2019-09-16T20:41:29.842838733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0.7.3$Linux_X86_64 LibreOffice_project/00m0$Build-3</meta:generator>
  </office:meta>
</office:document-meta>
</file>